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bc435" officeooo:paragraph-rsid="000bc435"/>
    </style:style>
    <style:style style:name="P2" style:family="paragraph" style:parent-style-name="Standard">
      <style:paragraph-properties fo:text-align="center" style:justify-single-word="false"/>
      <style:text-properties officeooo:rsid="000bc435" officeooo:paragraph-rsid="000bc435"/>
    </style:style>
    <style:style style:name="P3" style:family="paragraph" style:parent-style-name="Standard">
      <style:text-properties officeooo:rsid="000bc435" officeooo:paragraph-rsid="001886d1"/>
    </style:style>
    <style:style style:name="P4" style:family="paragraph" style:parent-style-name="Standard">
      <style:text-properties officeooo:rsid="000c7a4a" officeooo:paragraph-rsid="000c7a4a"/>
    </style:style>
    <style:style style:name="P5" style:family="paragraph" style:parent-style-name="Standard">
      <style:text-properties officeooo:rsid="000e46eb" officeooo:paragraph-rsid="000e46eb"/>
    </style:style>
    <style:style style:name="P6" style:family="paragraph" style:parent-style-name="Standard">
      <style:text-properties fo:font-weight="bold" officeooo:rsid="000bc435" officeooo:paragraph-rsid="000bc435" style:font-weight-asian="bold" style:font-weight-complex="bold"/>
    </style:style>
    <style:style style:name="P7" style:family="paragraph" style:parent-style-name="Standard">
      <style:text-properties fo:font-weight="bold" officeooo:rsid="000c7a4a" officeooo:paragraph-rsid="000c7a4a" style:font-weight-asian="bold" style:font-weight-complex="bold"/>
    </style:style>
    <style:style style:name="P8" style:family="paragraph" style:parent-style-name="Standard">
      <style:text-properties fo:font-weight="bold" officeooo:rsid="000e46eb" officeooo:paragraph-rsid="000e46eb" style:font-weight-asian="bold" style:font-weight-complex="bold"/>
    </style:style>
    <style:style style:name="P9" style:family="paragraph" style:parent-style-name="Standard">
      <style:text-properties fo:font-weight="bold" officeooo:rsid="0014ef44" officeooo:paragraph-rsid="0014ef44" style:font-weight-asian="bold" style:font-weight-complex="bold"/>
    </style:style>
    <style:style style:name="P10" style:family="paragraph" style:parent-style-name="Standard">
      <style:text-properties fo:font-weight="bold" officeooo:rsid="00165af5" officeooo:paragraph-rsid="00165af5" style:font-weight-asian="bold" style:font-weight-complex="bold"/>
    </style:style>
    <style:style style:name="P11" style:family="paragraph" style:parent-style-name="Standard">
      <style:text-properties officeooo:rsid="00103466" officeooo:paragraph-rsid="00103466"/>
    </style:style>
    <style:style style:name="P12" style:family="paragraph" style:parent-style-name="Standard">
      <style:text-properties officeooo:rsid="0014ef44" officeooo:paragraph-rsid="0014ef44"/>
    </style:style>
    <style:style style:name="P13" style:family="paragraph" style:parent-style-name="Standard">
      <style:text-properties officeooo:rsid="00165af5" officeooo:paragraph-rsid="00165af5"/>
    </style:style>
    <style:style style:name="P14" style:family="paragraph" style:parent-style-name="Standard">
      <style:text-properties officeooo:rsid="00120f57" officeooo:paragraph-rsid="00120f57"/>
    </style:style>
    <style:style style:name="P15" style:family="paragraph" style:parent-style-name="Footer">
      <style:text-properties officeooo:rsid="0022267d" officeooo:paragraph-rsid="0022267d"/>
    </style:style>
    <style:style style:name="P16" style:family="paragraph" style:parent-style-name="Header">
      <style:text-properties officeooo:rsid="0022267d" officeooo:paragraph-rsid="0022267d"/>
    </style:style>
    <style:style style:name="P17" style:family="paragraph" style:parent-style-name="Standard">
      <style:text-properties officeooo:rsid="00126e28" officeooo:paragraph-rsid="00126e28"/>
    </style:style>
    <style:style style:name="P18" style:family="paragraph" style:parent-style-name="Standard">
      <style:text-properties officeooo:rsid="00126e28" officeooo:paragraph-rsid="00193ac7"/>
    </style:style>
    <style:style style:name="P19" style:family="paragraph" style:parent-style-name="Standard">
      <style:text-properties fo:font-weight="bold" officeooo:rsid="00165af5" officeooo:paragraph-rsid="00165af5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165af5" officeooo:paragraph-rsid="00165af5" style:font-weight-asian="bold" style:font-weight-complex="bold"/>
    </style:style>
    <style:style style:name="P21" style:family="paragraph" style:parent-style-name="Standard">
      <style:text-properties fo:font-weight="bold" officeooo:rsid="00126e28" officeooo:paragraph-rsid="00193ac7" style:font-weight-asian="bold" style:font-weight-complex="bold"/>
    </style:style>
    <style:style style:name="P22" style:family="paragraph" style:parent-style-name="Standard">
      <style:text-properties fo:font-weight="bold" officeooo:rsid="000bc435" officeooo:paragraph-rsid="000bc435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0bc435" officeooo:paragraph-rsid="000bc435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rsid="000bc435" officeooo:paragraph-rsid="001cb068" style:font-weight-asian="bold" style:font-weight-complex="bold"/>
    </style:style>
    <style:style style:name="P25" style:family="paragraph" style:parent-style-name="Standard">
      <style:text-properties fo:font-weight="bold" officeooo:rsid="000bc435" officeooo:paragraph-rsid="001886d1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0bc435" officeooo:paragraph-rsid="001886d1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1c7088" officeooo:paragraph-rsid="001c7088" style:font-weight-asian="bold" style:font-weight-complex="bold"/>
    </style:style>
    <style:style style:name="P28" style:family="paragraph" style:parent-style-name="Standard">
      <style:text-properties fo:font-weight="bold" officeooo:rsid="001cb068" officeooo:paragraph-rsid="001cb068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1cb068" officeooo:paragraph-rsid="001cb068" style:font-weight-asian="bold" style:font-weight-complex="bold"/>
    </style:style>
    <style:style style:name="P30" style:family="paragraph" style:parent-style-name="Standard">
      <style:text-properties fo:font-weight="bold" officeooo:rsid="000e46eb" officeooo:paragraph-rsid="000e46eb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0e46eb" officeooo:paragraph-rsid="000e46eb" style:font-weight-asian="bold" style:font-weight-complex="bold"/>
    </style:style>
    <style:style style:name="P32" style:family="paragraph" style:parent-style-name="Standard">
      <style:text-properties officeooo:rsid="00193ac7" officeooo:paragraph-rsid="00193ac7"/>
    </style:style>
    <style:style style:name="P33" style:family="paragraph" style:parent-style-name="Standard">
      <style:text-properties officeooo:rsid="00193ac7" officeooo:paragraph-rsid="0025e006"/>
    </style:style>
    <style:style style:name="P34" style:family="paragraph" style:parent-style-name="Standard">
      <style:text-properties officeooo:rsid="001a7998" officeooo:paragraph-rsid="001a7998"/>
    </style:style>
    <style:style style:name="P35" style:family="paragraph" style:parent-style-name="Standard">
      <style:text-properties officeooo:rsid="001c7088" officeooo:paragraph-rsid="001c7088"/>
    </style:style>
    <style:style style:name="P36" style:family="paragraph" style:parent-style-name="Standard">
      <style:text-properties officeooo:rsid="0016a2c2" officeooo:paragraph-rsid="00165af5"/>
    </style:style>
    <style:style style:name="P37" style:family="paragraph" style:parent-style-name="Standard">
      <style:text-properties officeooo:rsid="000e46eb" officeooo:paragraph-rsid="001c7088"/>
    </style:style>
    <style:style style:name="P38" style:family="paragraph" style:parent-style-name="Standard">
      <style:text-properties officeooo:rsid="001886d1" officeooo:paragraph-rsid="001cb068"/>
    </style:style>
    <style:style style:name="P39" style:family="paragraph" style:parent-style-name="Standard">
      <style:text-properties officeooo:rsid="001886d1" officeooo:paragraph-rsid="0022267d"/>
    </style:style>
    <style:style style:name="P40" style:family="paragraph" style:parent-style-name="Standard">
      <style:text-properties fo:font-weight="normal" officeooo:rsid="001886d1" officeooo:paragraph-rsid="001cb068" style:font-weight-asian="normal" style:font-weight-complex="normal"/>
    </style:style>
    <style:style style:name="P41" style:family="paragraph" style:parent-style-name="Standard">
      <style:text-properties fo:font-weight="normal" officeooo:rsid="001886d1" officeooo:paragraph-rsid="0024ab19" style:font-weight-asian="normal" style:font-weight-complex="normal"/>
    </style:style>
    <style:style style:name="P42" style:family="paragraph" style:parent-style-name="Standard">
      <style:text-properties fo:font-weight="normal" officeooo:rsid="000e46eb" officeooo:paragraph-rsid="00205eb6" style:font-weight-asian="normal" style:font-weight-complex="normal"/>
    </style:style>
    <style:style style:name="P43" style:family="paragraph" style:parent-style-name="Standard">
      <style:text-properties fo:font-weight="normal" officeooo:rsid="00205eb6" officeooo:paragraph-rsid="00205eb6" style:font-weight-asian="normal" style:font-weight-complex="normal"/>
    </style:style>
    <style:style style:name="P44" style:family="paragraph" style:parent-style-name="Standard">
      <style:text-properties fo:font-weight="normal" officeooo:rsid="0022267d" officeooo:paragraph-rsid="0022267d" style:font-weight-asian="normal" style:font-weight-complex="normal"/>
    </style:style>
    <style:style style:name="P45" style:family="paragraph" style:parent-style-name="Standard">
      <style:text-properties fo:font-weight="normal" officeooo:rsid="0024ab19" officeooo:paragraph-rsid="0024ab19" style:font-weight-asian="normal" style:font-weight-complex="normal"/>
    </style:style>
    <style:style style:name="P46" style:family="paragraph" style:parent-style-name="Standard">
      <style:text-properties fo:font-weight="normal" officeooo:rsid="0025e006" officeooo:paragraph-rsid="0025e006" style:font-weight-asian="normal" style:font-weight-complex="normal"/>
    </style:style>
    <style:style style:name="P47" style:family="paragraph" style:parent-style-name="Standard">
      <style:text-properties officeooo:rsid="000bc435" officeooo:paragraph-rsid="000bc435"/>
    </style:style>
    <style:style style:name="P48" style:family="paragraph" style:parent-style-name="Standard">
      <style:text-properties officeooo:rsid="000bc435" officeooo:paragraph-rsid="001cb068"/>
    </style:style>
    <style:style style:name="P49" style:family="paragraph" style:parent-style-name="Standard">
      <style:text-properties officeooo:rsid="000bc435" officeooo:paragraph-rsid="000e46eb"/>
    </style:style>
    <style:style style:name="P50" style:family="paragraph" style:parent-style-name="Standard">
      <style:text-properties officeooo:rsid="001cb068" officeooo:paragraph-rsid="001cb068"/>
    </style:style>
    <style:style style:name="P51" style:family="paragraph" style:parent-style-name="Standard">
      <style:text-properties officeooo:rsid="001cdbaa" officeooo:paragraph-rsid="001cdbaa"/>
    </style:style>
    <style:style style:name="P52" style:family="paragraph" style:parent-style-name="Standard">
      <style:text-properties officeooo:rsid="0016f030" officeooo:paragraph-rsid="000c7a4a"/>
    </style:style>
    <style:style style:name="P53" style:family="paragraph" style:parent-style-name="Standard">
      <style:text-properties officeooo:rsid="001ebb08" officeooo:paragraph-rsid="001ebb08"/>
    </style:style>
    <style:style style:name="P54" style:family="paragraph" style:parent-style-name="Standard">
      <style:text-properties officeooo:rsid="000c7a4a" officeooo:paragraph-rsid="000c7a4a"/>
    </style:style>
    <style:style style:name="P55" style:family="paragraph" style:parent-style-name="Standard">
      <style:text-properties officeooo:rsid="000c7a4a" officeooo:paragraph-rsid="00205eb6"/>
    </style:style>
    <style:style style:name="P56" style:family="paragraph" style:parent-style-name="Standard">
      <style:text-properties officeooo:rsid="0021ecc1" officeooo:paragraph-rsid="0021ecc1"/>
    </style:style>
    <style:style style:name="P57" style:family="paragraph" style:parent-style-name="Standard">
      <style:text-properties officeooo:rsid="00231d1f" officeooo:paragraph-rsid="00231d1f"/>
    </style:style>
    <style:style style:name="P58" style:family="paragraph" style:parent-style-name="Standard">
      <style:text-properties officeooo:rsid="0025e006" officeooo:paragraph-rsid="0025e006"/>
    </style:style>
    <style:style style:name="T1" style:family="text">
      <style:text-properties officeooo:rsid="000e46eb"/>
    </style:style>
    <style:style style:name="T2" style:family="text">
      <style:text-properties officeooo:rsid="00103466"/>
    </style:style>
    <style:style style:name="T3" style:family="text">
      <style:text-properties officeooo:rsid="0014ef4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7998" style:font-weight-asian="bold" style:font-weight-complex="bold"/>
    </style:style>
    <style:style style:name="T6" style:family="text">
      <style:text-properties fo:font-weight="bold" officeooo:rsid="0025e006" style:font-weight-asian="bold" style:font-weight-complex="bold"/>
    </style:style>
    <style:style style:name="T7" style:family="text">
      <style:text-properties fo:font-weight="bold" officeooo:rsid="00231d1f" style:font-weight-asian="bold" style:font-weight-complex="bold"/>
    </style:style>
    <style:style style:name="T8" style:family="text">
      <style:text-properties fo:font-weight="bold" officeooo:rsid="0028ac06" style:font-weight-asian="bold" style:font-weight-complex="bold"/>
    </style:style>
    <style:style style:name="T9" style:family="text">
      <style:text-properties officeooo:rsid="0016a2c2"/>
    </style:style>
    <style:style style:name="T10" style:family="text">
      <style:text-properties officeooo:rsid="0016f030"/>
    </style:style>
    <style:style style:name="T11" style:family="text">
      <style:text-properties officeooo:rsid="001886d1"/>
    </style:style>
    <style:style style:name="T12" style:family="text">
      <style:text-properties officeooo:rsid="00193ac7"/>
    </style:style>
    <style:style style:name="T13" style:family="text">
      <style:text-properties fo:font-weight="normal" officeooo:rsid="00193ac7" style:font-weight-asian="normal" style:font-weight-complex="normal"/>
    </style:style>
    <style:style style:name="T14" style:family="text">
      <style:text-properties fo:font-weight="normal" officeooo:rsid="001c7088" style:font-weight-asian="normal" style:font-weight-complex="normal"/>
    </style:style>
    <style:style style:name="T15" style:family="text">
      <style:text-properties officeooo:rsid="001a7998"/>
    </style:style>
    <style:style style:name="T16" style:family="text">
      <style:text-properties officeooo:rsid="001c7088"/>
    </style:style>
    <style:style style:name="T17" style:family="text">
      <style:text-properties officeooo:rsid="001cb068"/>
    </style:style>
    <style:style style:name="T18" style:family="text">
      <style:text-properties officeooo:rsid="001ebb08"/>
    </style:style>
    <style:style style:name="T19" style:family="text">
      <style:text-properties officeooo:rsid="00205eb6"/>
    </style:style>
    <style:style style:name="T20" style:family="text">
      <style:text-properties officeooo:rsid="0022267d"/>
    </style:style>
    <style:style style:name="T21" style:family="text">
      <style:text-properties officeooo:rsid="000bc435"/>
    </style:style>
    <style:style style:name="T22" style:family="text">
      <style:text-properties officeooo:rsid="00231d1f"/>
    </style:style>
    <style:style style:name="T23" style:family="text">
      <style:text-properties officeooo:rsid="0024ab19"/>
    </style:style>
    <style:style style:name="T24" style:family="text">
      <style:text-properties officeooo:rsid="0025e006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25f529"/>
    </style:style>
    <style:style style:name="T28" style:family="text">
      <style:text-properties officeooo:rsid="0028ac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8">TEORÍA (<text:span text:style-name="T3">3</text:span> puntos)</text:p>
      <text:p text:style-name="P9">Test (<text:span text:style-name="T11">2 puntos. </text:span>0,<text:span text:style-name="T16">4</text:span> puntos acertadas, -0,<text:span text:style-name="T16">2</text:span> puntos falladas)</text:p>
      <text:p text:style-name="P17"/>
      <text:p text:style-name="P32">1. ¿Cuál de las siguientes <text:span text:style-name="T4">NO</text:span> es una aplicación ofimática en la nube para la generación de presentaciones?</text:p>
      <text:p text:style-name="P32">a) Prezi<text:tab/><text:tab/><text:tab/>b) Emaze<text:tab/><text:tab/><text:tab/>c) Canva</text:p>
      <text:p text:style-name="P32">d) Google Slides<text:tab/><text:tab/>e) Trello</text:p>
      <text:p text:style-name="P18"/>
      <text:p text:style-name="P32">2. <text:span text:style-name="T24">Indica cuál es </text:span><text:span text:style-name="T6">FALSA</text:span></text:p>
      <text:p text:style-name="P33">a) SaaS (software as a service) <text:span text:style-name="T24">son pr</text:span><text:span text:style-name="T15">ogramas creados para ser accedidos en forma de prestación a través del protocolo http</text:span></text:p>
      <text:p text:style-name="P33"><text:span text:style-name="T15">b) </text:span>PaaS (platform as a service) <text:span text:style-name="T24">son s</text:span><text:span text:style-name="T15">ervicios integrados dentro de una plataforma que permiten desarrollar programas</text:span></text:p>
      <text:p text:style-name="P34">c) IaaS (infrastructure as a service) <text:span text:style-name="T24">son recursos informáticos virtuales accesibles a través de la red sin necesidad de tener instaladas máquinas físicas</text:span></text:p>
      <text:p text:style-name="P58">d) Gmail es claro un ejemplo de IaaS</text:p>
      <text:p text:style-name="P12"/>
      <text:p text:style-name="P12">3. ¿Cuál <text:span text:style-name="T15">de las siguientes </text:span><text:span text:style-name="T5">NO</text:span><text:span text:style-name="T15"> es una plataforma CRM</text:span>?</text:p>
      <text:p text:style-name="P34">a) Salesforce<text:tab/><text:tab/><text:tab/><text:tab/><text:tab/>b) Civi<text:span text:style-name="T20">CRM</text:span></text:p>
      <text:p text:style-name="P34">c) Dollibar<text:tab/><text:tab/><text:tab/><text:tab/><text:tab/>d) SurveyMonkey</text:p>
      <text:p text:style-name="P34"/>
      <text:p text:style-name="P12">4. <text:span text:style-name="T15">¿Cuál de las siguientes afirmaciones es </text:span><text:span text:style-name="T5">FALSA</text:span><text:span text:style-name="T15">?</text:span></text:p>
      <text:p text:style-name="P34">a) La mayoría de los CMS están desarrollados en PHP</text:p>
      <text:p text:style-name="P34">b) En el uso de sistemas de bases de datos <text:span text:style-name="T27">con CMS</text:span>, es dominante el uso de MySQL o su fork MariaDB</text:p>
      <text:p text:style-name="P34">c) <text:span text:style-name="T16">Existen CMS de código abierto, de código transitorio y soluciones propietarias</text:span></text:p>
      <text:p text:style-name="P35">d) Para implementar un CMS como norma general necesitaremos al menos de un servidor de aplicaciones/web y otro sistema gestor de bases de datos.</text:p>
      <text:p text:style-name="P12"/>
      <text:p text:style-name="P13"><text:span text:style-name="T16">5</text:span>. ¿Cuál de los siguientes <text:span text:style-name="T4">NO</text:span> es un CMS de propósito general?</text:p>
      <text:p text:style-name="P13"><text:span text:style-name="T15">a) Prestashop<text:tab/><text:tab/></text:span>a) WordPress<text:tab/><text:tab/><text:tab/>b) Drupal<text:tab/><text:tab/><text:tab/>c) Joomla<text:tab/><text:tab/></text:p>
      <text:p text:style-name="P36"/>
      <text:p text:style-name="P12"/>
      <text:p text:style-name="P10"/>
      <text:p text:style-name="P20">Pregunta<text:span text:style-name="T12">s</text:span> corta<text:span text:style-name="T12">s</text:span> (1 punto)</text:p>
      <text:p text:style-name="P10"/>
      <text:p text:style-name="P18"><text:span text:style-name="T14">1. </text:span><text:span text:style-name="T13">Cita</text:span> <text:span text:style-name="T12">tres</text:span><text:span text:style-name="T3"> servicio</text:span><text:span text:style-name="T12">s</text:span><text:span text:style-name="T3"> de computación en la nube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35">2. ¿Qué pilas (stack) de desarrollo conoces? ¿A qué componentes hace referencia cada una de sus siglas? </text:p>
      <text:p text:style-name="P21"/>
      <text:p text:style-name="P10"/>
      <text:p text:style-name="P13"/>
      <text:p text:style-name="P5"/>
      <text:p text:style-name="P8"/>
      <text:p text:style-name="P31">PRACTICA (7 puntos)</text:p>
      <text:p text:style-name="P8"/>
      <text:p text:style-name="P44"><text:span text:style-name="T22">Para toda la parte práctica, </text:span><text:span text:style-name="T7">m</text:span><text:span text:style-name="T4">uestra capturas de pantalla de todo aquello que sea relevante</text:span> para avalar tus respuestas. No es necesario captura paso a paso, sólo de aquellas pantallas significativas.</text:p>
      <text:p text:style-name="P44"/>
      <text:p text:style-name="P46"><text:span text:style-name="T4">Puedes usar la máquina virtual que ya tienes</text:span>, o utilizar la que he puesto compartida. En todo caso, renombra a la máquina en Virtualbox para que en su nombre conste tu nombre, inicial de primer apellido y del segundo apellido. En las capturas, haz que se muestra en el recorte ese nombre de máquina.</text:p>
      <text:p text:style-name="P46"/>
      <text:p text:style-name="P46">¡CONSEJO! <text:span text:style-name="T4">Lee el examen primero</text:span>; en gran medida las tareas son independientes, así que s<text:span text:style-name="T4">i te atascas con un </text:span><text:span text:style-name="T8">apartado </text:span><text:span text:style-name="T4">no te bloquees y avanza a la siguiente</text:span>.</text:p>
      <text:p text:style-name="P46"/>
      <text:p text:style-name="P46">¡SEGUNDO CONSEJO! <text:span text:style-name="T4">Si algo no funciona, documenta tu proceso de </text:span><text:span text:style-name="T26">troubleshooting</text:span>, indic<text:span text:style-name="T28">a</text:span>ndo qu<text:span text:style-name="T28">é</text:span> pruebas has hecho y cuál es tu hipótesis de qué ha podido ocurrir. No te daré toda la puntuación, pero si valoraré ese esfuerzo.</text:p>
      <text:p text:style-name="P8"/>
      <text:p text:style-name="P6"><text:span text:style-name="T16">1. </text:span><text:span text:style-name="T11">Co</text:span>nfiguración de servidor web (<text:span text:style-name="T16">0,5</text:span> punto<text:span text:style-name="T16">s</text:span>)</text:p>
      <text:p text:style-name="P49"><text:span text:style-name="T18">A</text:span><text:span text:style-name="T16">) </text:span><text:span text:style-name="T10">Instala</text:span> Apache</text:p>
      <text:p text:style-name="P49"/>
      <text:p text:style-name="P49"/>
      <text:p text:style-name="P49"/>
      <text:p text:style-name="P53">B) ¿Con qué comando puedes arrancar/parar/reiniciar el servicio? Muestra una captura</text:p>
      <text:p text:style-name="P1"/>
      <text:p text:style-name="P1"/>
      <text:p text:style-name="P1"/>
      <text:p text:style-name="P53">C) ¿Con qué comando puedes habilitar/deshabilitar un módulo en Apache? Indica por ejemplo cuál sería el comando para habilitar el módulo requerido para configurar https</text:p>
      <text:p text:style-name="P6"/>
      <text:p text:style-name="P23"><text:span text:style-name="T16">2. </text:span><text:span text:style-name="T11">I</text:span><text:span text:style-name="T1">nstalación/</text:span>configuración php (0,5 puntos)</text:p>
      <text:p text:style-name="P4">A) <text:span text:style-name="T18">Realiza la instalación de PHP y c</text:span>ompr<text:span text:style-name="T18">ue</text:span>ba que <text:span text:style-name="T18">se </text:span>procesa <text:span text:style-name="T18">correctamente </text:span>un fichero <text:span text:style-name="T18">con código </text:span>PHP <text:span text:style-name="T18">(un holamundo en php o un phpinfo, por ejemplo)</text:span></text:p>
      <text:p text:style-name="P4"/>
      <text:p text:style-name="P4"/>
      <text:p text:style-name="P55"/>
      <text:p text:style-name="P55">B) <text:span text:style-name="T9">¿Q</text:span>ue versión de PHP está instalada? <text:span text:style-name="T18">¿Qué módulos? Muestra los comandos y el resultado </text:span><text:span text:style-name="T19">(o</text:span><text:span text:style-name="T18"> </text:span><text:span text:style-name="T19">captura de pantalla)</text:span><text:span text:style-name="T18"> </text:span></text:p>
      <text:p text:style-name="P4"/>
      <text:p text:style-name="P4"/>
      <text:p text:style-name="P4"/>
      <text:p text:style-name="P4">C) <text:span text:style-name="T18">¿Cómo se </text:span><text:span text:style-name="T24">denomina</text:span><text:span text:style-name="T18"> el fichero de configuración de php?</text:span></text:p>
      <text:p text:style-name="P52"/>
      <text:p text:style-name="P4"/>
      <text:p text:style-name="P6"/>
      <text:p text:style-name="P23"><text:span text:style-name="T16">3. </text:span><text:span text:style-name="T11">I</text:span><text:span text:style-name="T1">nstalación/</text:span>configuración MySQL/MariaDB (0,5 puntos)</text:p>
      <text:p text:style-name="P37">A) Ha<text:span text:style-name="T9">z</text:span> una instalación</text:p>
      <text:p text:style-name="P37"/>
      <text:p text:style-name="P37"/>
      <text:p text:style-name="P37"/>
      <text:p text:style-name="P37"><text:span text:style-name="T16">B) M</text:span><text:span text:style-name="T9">uestra que tienes acceso como root </text:span><text:span text:style-name="T18">y</text:span><text:span text:style-name="T16"> que el servicio está corriendo.</text:span></text:p>
      <text:p text:style-name="P35"/>
      <text:p text:style-name="P35"/>
      <text:p text:style-name="P35"/>
      <text:p text:style-name="P35"><text:span text:style-name="T18">C</text:span>) ¿En qué puerto está escuchando?</text:p>
      <text:p text:style-name="P5"/>
      <text:p text:style-name="P35"/>
      <text:p text:style-name="P27">4. Webmin <text:span text:style-name="T17">(0,5 puntos)</text:span></text:p>
      <text:p text:style-name="P42">A) Ha<text:span text:style-name="T9">z</text:span> una instalación <text:span text:style-name="T19">de Webmin</text:span></text:p>
      <text:p text:style-name="P42"/>
      <text:p text:style-name="P42"/>
      <text:p text:style-name="P42"/>
      <text:p text:style-name="P43">B) Muestra cómo puedes configurar Apache desde Webmin</text:p>
      <text:p text:style-name="P6"/>
      <text:p text:style-name="P23"><text:span text:style-name="T16">5. </text:span><text:span text:style-name="T11">I</text:span>mplantación de aplicación web (<text:span text:style-name="T23">1,5</text:span> puntos)</text:p>
      <text:p text:style-name="P1">A) <text:span text:style-name="T10">Instala </text:span><text:span text:style-name="T16">WordPress</text:span><text:span text:style-name="T10"> (sin uso de cpanel)</text:span></text:p>
      <text:p text:style-name="P1"/>
      <text:p text:style-name="P51"/>
      <text:p text:style-name="P51"/>
      <text:p text:style-name="P51">B) Tu empresa contrata a tres personas</text:p>
      <text:p text:style-name="P51">a) un informático que debe tener los máximos permisos para la gestión del WordPress</text:p>
      <text:p text:style-name="P51">b) un periodista que publicará sus artículos, pero no editará los de otros</text:p>
      <text:p text:style-name="P51">c) un becario que gestionará sus artículos, pero que no podrá publicar sin aprobación</text:p>
      <text:p text:style-name="P51"/>
      <text:p text:style-name="P51">¿Qué perfil le darías a cada uno? Muestra captura de la sección donde se añaden usuarios y se les asigna un perfil.</text:p>
      <text:p text:style-name="P1"/>
      <text:p text:style-name="P53"/>
      <text:p text:style-name="P53"/>
      <text:p text:style-name="P53">C) Tu empresa quiere crear un web sobre vacaciones. ¿Qué tema podrías recomendarle <text:span text:style-name="T22">(adecuado para ese propósito y no genérico</text:span><text:span text:style-name="T24">)</text:span>? </text:p>
      <text:p text:style-name="P1"/>
      <text:p text:style-name="P1"/>
      <text:p text:style-name="P57"/>
      <text:p text:style-name="P57">D) Tu empresa quiere controlar el spam/trolls/uso indebido en los comentarios. ¿Qué plugin podrías recomendarle?</text:p>
      <text:p text:style-name="P24"><text:span text:style-name="T19">6</text:span><text:span text:style-name="T16">. </text:span><text:span text:style-name="T11">I</text:span>mplantación de aplicación web (<text:span text:style-name="T23">1,5</text:span> puntos)</text:p>
      <text:p text:style-name="P48">A) <text:span text:style-name="T10">Instala </text:span><text:span text:style-name="T17">MediaWiki / DokuWiki</text:span><text:span text:style-name="T10"> (</text:span><text:span text:style-name="T17">uno de ellos a tu elección, pero </text:span><text:span text:style-name="T10">sin uso de cpanel)</text:span></text:p>
      <text:p text:style-name="P48"/>
      <text:p text:style-name="P50"/>
      <text:p text:style-name="P50"/>
      <text:p text:style-name="P50">B) ¿Qué diferencias señalarías entre ellos? A nivel técnico de almacenamiento de la información, ¿qué es lo que podrías destacar? ¿Cuál usarías en un entorno pequeño de pocos usuarios e información, y cuál en uno de muchos?</text:p>
      <text:p text:style-name="P50"/>
      <text:p text:style-name="P50"/>
      <text:p text:style-name="P50"/>
      <text:p text:style-name="P50">C) Tu jefe te pide que habilites <text:span text:style-name="T27">tu MediaWiki</text:span> para que permita embeber ficheros pdf usando etiquetas &lt;pdf&gt;‎&lt;/pdf&gt;. Indica cómo lo harías (no es necesario que lo hagas, <text:span text:style-name="T27">aunque también puedes hacerlo</text:span>). En concreto:</text:p>
      <text:p text:style-name="P51">a) ¿Qué extensión instalarías?</text:p>
      <text:p text:style-name="P51"/>
      <text:p text:style-name="P51"/>
      <text:p text:style-name="P51">b) ¿Dónde ubicarías los ficheros de la extensión?</text:p>
      <text:p text:style-name="P51"/>
      <text:p text:style-name="P51"/>
      <text:p text:style-name="P51">c) ¿A qué fichero le añadirías qué línea para que funcionase?</text:p>
      <text:p text:style-name="P51"/>
      <text:p text:style-name="P51"/>
      <text:p text:style-name="P51">d) ¿Cómo comprobarías que la extensión fue correctamente instalada?</text:p>
      <text:p text:style-name="P51"/>
      <text:p text:style-name="P51"/>
      <text:p text:style-name="P51">e) Tienes una versión 1.28 de MediaWiki. ¿Funcionaría correctamente <text:span text:style-name="T24">es</text:span>a extensión?</text:p>
      <text:p text:style-name="P51"/>
      <text:p text:style-name="P48"/>
      <text:p text:style-name="P4"/>
      <text:p text:style-name="P7"/>
      <text:p text:style-name="P25"/>
      <text:p text:style-name="P26"><text:span text:style-name="T22">7</text:span><text:span text:style-name="T17">. </text:span><text:span text:style-name="T11">I</text:span>mplantación de aplicación web <text:span text:style-name="T11">con cpanel</text:span> (<text:span text:style-name="T23">0,5</text:span> punto)</text:p>
      <text:p text:style-name="P41"><text:span text:style-name="T23">A) </text:span>Instala en un subdominio <text:span text:style-name="T23">la aplicación MyBB.</text:span></text:p>
      <text:p text:style-name="P40"/>
      <text:p text:style-name="P40"/>
      <text:p text:style-name="P40"/>
      <text:p text:style-name="P45">B) ¿Cuál es la finalidad de esa aplicación? ¿Cuál podría ser una aplicación alternativa?</text:p>
      <text:p text:style-name="P40"/>
      <text:p text:style-name="P1"/>
      <text:p text:style-name="P6"/>
      <text:p text:style-name="P23"><text:span text:style-name="T24">8</text:span><text:span text:style-name="T17">. </text:span><text:span text:style-name="T11">A</text:span>lta de servicio SAAS / <text:span text:style-name="T11">comparativa de planes</text:span> (<text:span text:style-name="T24">1</text:span> punto<text:span text:style-name="T23">s</text:span>)</text:p>
      <text:p text:style-name="P38"><text:span text:style-name="T17">A) </text:span>Date de alta un servicio SAAS de <text:span text:style-name="T17">Moodle</text:span>. <text:span text:style-name="T23">Muestra que has podido loguearte en el mismo.</text:span></text:p>
      <text:p text:style-name="P38"/>
      <text:p text:style-name="P38"/>
      <text:p text:style-name="P38"/>
      <text:p text:style-name="P39"><text:span text:style-name="T17">B) </text:span><text:span text:style-name="T20">Vas a dar servicio a una pequeña academia que en un principio no estima tener más de 500 alumnos. ¿Qué plan le recomendarías? ¿Cuál es su coste anual?</text:span></text:p>
      <text:p text:style-name="P39"/>
      <text:p text:style-name="P39"/>
      <text:p text:style-name="P39"/>
      <text:p text:style-name="P39"><text:span text:style-name="T20">C) En principio, con esta opción, ¿se pueden instalar plugins?</text:span></text:p>
      <text:p text:style-name="P38"/>
      <text:p text:style-name="P38"/>
      <text:p text:style-name="P38"/>
      <text:p text:style-name="P38"><text:span text:style-name="T23">D</text:span><text:span text:style-name="T17">) <text:s/></text:span><text:span text:style-name="T23">Crea un curso, que tenga una tarea entregable que se llame ejercicio 1 de IAW,</text:span></text:p>
      <text:p text:style-name="P3"/>
      <text:p text:style-name="P3"/>
      <text:p text:style-name="P28"/>
      <text:p text:style-name="P29"><text:span text:style-name="T24">9</text:span>. Investigación (<text:span text:style-name="T23">0,5</text:span> punto<text:span text:style-name="T23">s</text:span>)</text:p>
      <text:p text:style-name="P56">Tu jefe ha ido a un congreso técnico, y ha oído hablar de un CMS llamado backdrop. Quiere que lo investigues para saber si puede ser una opción interesante como solución técnica para futuros proyectos, y quiere respuesta sobre estas cuestiones.</text:p>
      <text:p text:style-name="P56"/>
      <text:p text:style-name="P56">A) ¿Es software libre o privativo?</text:p>
      <text:p text:style-name="P56"/>
      <text:p text:style-name="P56"/>
      <text:p text:style-name="P56">B) ¿Es una buena solución para pequeñas y medianas empresas? ¿O para grandes?</text:p>
      <text:p text:style-name="P56"/>
      <text:p text:style-name="P56"/>
      <text:p text:style-name="P56">C) ¿Con qué CMS tiene una estrecha relación?</text:p>
      <text:p text:style-name="P56"/>
      <text:p text:style-name="P56"/>
      <text:p text:style-name="P56">D) ¿Se podría integrar con Ubercart mediante el uso de módulos para montar una tienda online? Si existe algún módulo que lo permite, indica enlace al mismo.</text:p>
      <text:p text:style-name="P56"/>
      <text:p text:style-name="P56"/>
      <text:p text:style-name="P56">E) Indica el enlace a la documentación oficial para la instalación, y a cómo probar una demo del producto </text:p>
      <text:p text:style-name="P11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267d" officeooo:paragraph-rsid="0022267d"/>
    </style:style>
    <style:style style:name="MP2" style:family="paragraph" style:parent-style-name="Footer">
      <style:text-properties officeooo:rsid="0022267d" officeooo:paragraph-rsid="0022267d"/>
    </style:style>
    <style:style style:name="MT1" style:family="text">
      <style:text-properties officeooo:rsid="000bc435"/>
    </style:style>
    <style:style style:name="MT2" style:family="text">
      <style:text-properties officeooo:rsid="00103466"/>
    </style:style>
    <style:style style:name="MT3" style:family="text">
      <style:text-properties officeooo:rsid="00193a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y apellidos:<text:tab/><text:tab/><text:span text:style-name="MT1">EXAMEN </text:span><text:span text:style-name="MT2">(2</text:span><text:span text:style-name="MT3">4</text:span><text:span text:style-name="MT2">.11.2022)</text:span></text:p>
      </style:header>
      <style:footer>
        <text:p text:style-name="MP2">IAW<text:tab/>CIFP Rodolfo Ucha<text:tab/><text:page-number text:select-page="current">10</text:page-number> / 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02:09:15.616000000</meta:creation-date>
    <dc:date>2022-11-24T01:18:08.435000000</dc:date>
    <meta:editing-duration>PT26M45S</meta:editing-duration>
    <meta:editing-cycles>5</meta:editing-cycles>
    <meta:generator>LibreOffice/7.2.6.2$Windows_X86_64 LibreOffice_project/b0ec3a565991f7569a5a7f5d24fed7f52653d754</meta:generator>
    <meta:document-statistic meta:table-count="0" meta:image-count="0" meta:object-count="0" meta:page-count="11" meta:paragraph-count="78" meta:word-count="1064" meta:character-count="6347" meta:non-whitespace-character-count="5335"/>
  </office:meta>
</office:document-meta>
</file>